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automatic-styles>
    <style:style style:name="P1" style:family="paragraph" style:parent-style-name="Standard">
      <style:text-properties officeooo:rsid="000cfe46" officeooo:paragraph-rsid="000cfe46"/>
    </style:style>
    <style:style style:name="P2" style:family="paragraph" style:parent-style-name="Standard">
      <style:text-properties officeooo:paragraph-rsid="000cfe46"/>
    </style:style>
    <style:style style:name="P3" style:family="paragraph" style:parent-style-name="Text_20_body">
      <style:paragraph-properties fo:margin-top="0cm" fo:margin-bottom="0cm" style:contextual-spacing="false" style:line-height-at-least="0.508cm"/>
      <style:text-properties fo:color="#4d5156" loext:opacity="100%" style:font-name="Google Sans" fo:font-size="9.60000038146973pt" fo:language="en" fo:country="US" loext:padding="0cm" loext:border="none"/>
    </style:style>
    <style:style style:name="P4" style:family="paragraph" style:parent-style-name="Text_20_body">
      <style:paragraph-properties fo:margin-top="0cm" fo:margin-bottom="0cm" style:contextual-spacing="false" style:line-height-at-least="0.508cm"/>
      <style:text-properties fo:color="#4d5156" loext:opacity="100%" style:font-name="Google Sans" fo:font-size="9.60000038146973pt" fo:language="en" fo:country="US" officeooo:paragraph-rsid="000cfe46" loext:padding="0cm" loext:border="none"/>
    </style:style>
    <style:style style:name="P5" style:family="paragraph" style:parent-style-name="Text_20_body">
      <style:paragraph-properties fo:padding="0.049cm" fo:border="0.06pt solid #d9d9e3"/>
    </style:style>
    <style:style style:name="P6" style:family="paragraph" style:parent-style-name="Text_20_body" style:list-style-name="L1">
      <style:paragraph-properties fo:padding="0.049cm" fo:border="0.06pt solid #d9d9e3"/>
    </style:style>
    <style:style style:name="T1" style:family="text">
      <style:text-properties officeooo:rsid="000cfe46"/>
    </style:style>
    <style:style style:name="T2" style:family="text">
      <style:text-properties fo:font-variant="normal" fo:text-transform="none" fo:color="#374151" loext:opacity="100%" style:font-name="S hne" fo:font-size="9.60000038146973pt" fo:letter-spacing="normal" fo:font-style="normal" fo:font-weight="normal"/>
    </style:style>
    <style:style style:name="T3" style:family="text">
      <style:text-properties fo:font-variant="normal" fo:text-transform="none" fo:color="#374151" loext:opacity="100%" style:font-name="S hne" fo:font-size="9.60000038146973pt" fo:letter-spacing="normal" fo:font-style="normal" fo:font-weight="normal" officeooo:rsid="000cfe46"/>
    </style:style>
    <style:style style:name="T4" style:family="text">
      <style:text-properties fo:font-variant="normal" fo:text-transform="none" fo:color="#202124" loext:opacity="100%" style:font-name="Google Sans" fo:font-size="12pt" fo:letter-spacing="normal" fo:font-style="normal" fo:font-weight="normal"/>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40c28" loext:opacity="100%" style:font-name="Google Sans" fo:font-size="12pt" fo:letter-spacing="normal" fo:font-style="normal" fo:font-weight="normal" fo:background-color="#5097ff" loext:char-shading-value="0"/>
    </style:style>
    <style:style style:name="T7" style:family="text">
      <style:text-properties loext:padding="0.049cm" loext:border="0.06pt solid #d9d9e3"/>
    </style:style>
    <style:style style:name="T8" style:family="text">
      <style:text-properties fo:color="#040c28" loext:opacity="100%" fo:font-weight="bold" fo:background-color="#5097ff"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ikipidia</text:p>
      <text:p text:style-name="P1"><text:span text:style-name="T2">Wikipedia is a free, web-based encyclopedia that anyone with internet access can edit and contribute to. It was launched in January 2001 by Jimmy Wales and Larry Sanger. Since then, Wikipedia has grown exponentially, becoming one of the largest and most visited reference websites globally. Its unique collaborative model for content creation has revolutionized the way information is shared and disseminated on the internet.</text:span> </text:p>
      <text:p text:style-name="P1"/>
      <text:p text:style-name="P1">2. Mode of funding</text:p>
      <text:p text:style-name="P2"><text:span text:style-name="T3">Here's how Wikipedia's mode of funding works:</text:span><text:span text:style-name="T1"> </text:span><text:span text:style-name="Strong_20_Emphasis"><text:span text:style-name="T7">Annual Fundraising Campaigns</text:span></text:span> ,<text:span text:style-name="Strong_20_Emphasis"><text:span text:style-name="T7">Online Donations</text:span></text:span> ,<text:span text:style-name="Strong_20_Emphasis"><text:span text:style-name="T7">Foundation Grants</text:span></text:span> ,<text:span text:style-name="Strong_20_Emphasis"><text:span text:style-name="T7">Partnerships</text:span></text:span> <text:s/><text:span text:style-name="T1">etc.</text:span></text:p>
      <text:p text:style-name="P1">3. Lisence</text:p>
      <text:p text:style-name="P1"><text:span text:style-name="T4">Permission is granted to copy, distribute and/or modify Wikipedia's text under the terms of the </text:span><text:span text:style-name="T6">Creative Commons Attribution-ShareAlike 3.0 Unported License</text:span><text:span text:style-name="T5"> </text:span><text:span text:style-name="T4">and, unless otherwise noted, the GNU Free Documentation License, unversioned, with no invariant sections, front-cover texts, or back-cover texts.</text:span> </text:p>
      <text:p text:style-name="P1">4. Commerical use</text:p>
      <text:p text:style-name="Standard"><draw:frame draw:style-name="fr1" draw:name="_lfESZcu9F8WbseMP9oeGyAM_37" text:anchor-type="char" svg:width="13.801cm" draw:z-index="0"><draw:text-box fo:min-height="0.041cm"><text:section text:style-name="Sect1" text:name="lfESZcu9F8WbseMP9oeGyAM__13"><text:p text:style-name="P4">Commercial use of Wikimedia projects refers to <text:span text:style-name="T8">any business or product selling content from Wikipedia or Wikimedia projects which it freely took</text:span>. Wikimedia projects use free and open copyright licenses which means that anyone may share the information for any purpose.</text:p><text:p text:style-name="P4"><text:span text:style-name="T1">Non commercial use</text:span></text:p><text:p text:style-name="P4">This means that you can use Wikipedia content for non-commercial purposes as long as you follow the terms of the CC BY-SA license, which include providing proper attribution and sharing any derivative works under the same license.</text:p><text:p text:style-name="P5">Here's what you need to know about using Wikipedia content for non-commercial purposes:</text:p><text:list text:style-name="L1"><text:list-item><text:p text:style-name="P6"><text:span text:style-name="Strong_20_Emphasis"><text:span text:style-name="T7">Attribution:</text:span></text:span> When using Wikipedia content for non-commercial purposes, you are still required to provide proper attribution. This typically involves citing Wikipedia as the source and providing a link to the original article or referencing the revision history of the article.</text:p></text:list-item><text:list-item><text:p text:style-name="P6"><text:span text:style-name="Strong_20_Emphasis"><text:span text:style-name="T7">Non-Commercial Use:</text:span></text:span> The CC BY-SA license does not restrict you from using Wikipedia content for non-commercial purposes. You can use it for educational, personal, or non-profit projects without violating the license.</text:p></text:list-item></text:list><text:p text:style-name="P5"><text:span text:style-name="Strong_20_Emphasis"><text:span text:style-name="T7"/></text:span></text:p><text:p text:style-name="P4"/><text:p text:style-name="P3"/></text:section></draw:text-box></draw:fram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08:24:07.529000000</meta:creation-date>
    <dc:date>2023-09-26T08:36:48.548000000</dc:date>
    <meta:editing-duration>PT12M41S</meta:editing-duration>
    <meta:editing-cycles>1</meta:editing-cycles>
    <meta:document-statistic meta:table-count="0" meta:image-count="0" meta:object-count="0" meta:page-count="1" meta:paragraph-count="13" meta:word-count="298" meta:character-count="2016" meta:non-whitespace-character-count="1730"/>
    <meta:generator>LibreOffice/7.5.5.2$Windows_X86_64 LibreOffice_project/ca8fe7424262805f223b9a2334bc7181abbcbf5e</meta:generator>
  </office:meta>
</office:document-meta>
</file>